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27670384" calcext:value-type="float">
            <text:p>27670384</text:p>
          </table:table-cell>
          <table:table-cell office:value-type="string" calcext:value-type="string">
            <text:p>milissegundo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197723" calcext:value-type="float">
            <text:p>12197723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201968" calcext:value-type="float">
            <text:p>16201968</text:p>
          </table:table-cell>
          <table:table-cell office:value-type="string" calcext:value-type="string">
            <text:p>milissegund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806112" calcext:value-type="float">
            <text:p>11806112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853504" calcext:value-type="float">
            <text:p>11853504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632117" calcext:value-type="float">
            <text:p>11632117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535382" calcext:value-type="float">
            <text:p>11535382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266689" calcext:value-type="float">
            <text:p>12266689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521702" calcext:value-type="float">
            <text:p>11521702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342484" calcext:value-type="float">
            <text:p>12342484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607876" calcext:value-type="float">
            <text:p>11607876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93700" calcext:value-type="float">
            <text:p>16593700</text:p>
          </table:table-cell>
          <table:table-cell office:value-type="string" calcext:value-type="string">
            <text:p>milissegundo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590766" calcext:value-type="float">
            <text:p>11590766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066132" calcext:value-type="float">
            <text:p>12066132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970553" calcext:value-type="float">
            <text:p>11970553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109642" calcext:value-type="float">
            <text:p>12109642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069149" calcext:value-type="float">
            <text:p>12069149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564245" calcext:value-type="float">
            <text:p>11564245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023329" calcext:value-type="float">
            <text:p>12023329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013808" calcext:value-type="float">
            <text:p>12013808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501037" calcext:value-type="float">
            <text:p>13501037</text:p>
          </table:table-cell>
          <table:table-cell office:value-type="string" calcext:value-type="string">
            <text:p>milissegundo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673334" calcext:value-type="float">
            <text:p>11673334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859114" calcext:value-type="float">
            <text:p>11859114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563823" calcext:value-type="float">
            <text:p>11563823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712030" calcext:value-type="float">
            <text:p>11712030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817431" calcext:value-type="float">
            <text:p>11817431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039641" calcext:value-type="float">
            <text:p>12039641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836869" calcext:value-type="float">
            <text:p>11836869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708560" calcext:value-type="float">
            <text:p>11708560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3051847" calcext:value-type="float">
            <text:p>13051847</text:p>
          </table:table-cell>
          <table:table-cell office:value-type="string" calcext:value-type="string">
            <text:p>milissegundo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498392" calcext:value-type="float">
            <text:p>11498392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780556" calcext:value-type="float">
            <text:p>11780556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643453" calcext:value-type="float">
            <text:p>11643453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776704" calcext:value-type="float">
            <text:p>11776704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534864" calcext:value-type="float">
            <text:p>11534864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464067" calcext:value-type="float">
            <text:p>11464067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676619" calcext:value-type="float">
            <text:p>11676619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446052" calcext:value-type="float">
            <text:p>11446052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940775" calcext:value-type="float">
            <text:p>12940775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778809" calcext:value-type="float">
            <text:p>11778809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2035398" calcext:value-type="float">
            <text:p>12035398</text:p>
          </table:table-cell>
          <table:table-cell office:value-type="string" calcext:value-type="string">
            <text:p>milissegund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783213" calcext:value-type="float">
            <text:p>11783213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943071" calcext:value-type="float">
            <text:p>11943071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958204" calcext:value-type="float">
            <text:p>11958204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630454" calcext:value-type="float">
            <text:p>11630454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970361" calcext:value-type="float">
            <text:p>11970361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337073" calcext:value-type="float">
            <text:p>11337073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525780" calcext:value-type="float">
            <text:p>11525780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996393" calcext:value-type="float">
            <text:p>11996393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1590455" calcext:value-type="float">
            <text:p>11590455</text:p>
          </table:table-cell>
          <table:table-cell office:value-type="string" calcext:value-type="string">
            <text:p>milissegund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11.82" calcext:value-type="float">
            <text:p>11,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11.3137084989848" calcext:value-type="float">
            <text:p>11,31370849898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3]/SQRT([.F54])" office:value-type="float" office:value="1.6" calcext:value-type="float">
            <text:p>1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20:40:02.2748776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9:00:58.966026368</meta:creation-date>
    <dc:date>2019-06-07T20:40:15.487929872</dc:date>
    <meta:editing-duration>PT2M3S</meta:editing-duration>
    <meta:editing-cycles>3</meta:editing-cycles>
    <meta:generator>LibreOffice/6.0.6.2$Linux_X86_64 LibreOffice_project/00m0$Build-2</meta:generator>
    <meta:document-statistic meta:table-count="1" meta:cell-count="258" meta:object-count="0"/>
  </office:meta>
</office:document-meta>
</file>